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3.616cm"/>
    </style:style>
    <style:style style:name="co2" style:family="table-column">
      <style:table-column-properties fo:break-before="auto" style:column-width="4.923cm"/>
    </style:style>
    <style:style style:name="co3" style:family="table-column">
      <style:table-column-properties fo:break-before="auto" style:column-width="5.221cm"/>
    </style:style>
    <style:style style:name="co4" style:family="table-column">
      <style:table-column-properties fo:break-before="auto" style:column-width="2.258cm"/>
    </style:style>
    <style:style style:name="co5" style:family="table-column">
      <style:table-column-properties fo:break-before="auto" style:column-width="10.867cm"/>
    </style:style>
    <style:style style:name="co6" style:family="table-column">
      <style:table-column-properties fo:break-before="auto" style:column-width="10.089cm"/>
    </style:style>
    <style:style style:name="ro1" style:family="table-row">
      <style:table-row-properties style:row-height="4.355cm" fo:break-before="auto" style:use-optimal-row-height="false"/>
    </style:style>
    <style:style style:name="ro2" style:family="table-row">
      <style:table-row-properties style:row-height="1.316cm" fo:break-before="auto" style:use-optimal-row-height="true"/>
    </style:style>
    <style:style style:name="ro3" style:family="table-row">
      <style:table-row-properties style:row-height="2.081cm" fo:break-before="auto" style:use-optimal-row-height="false"/>
    </style:style>
    <style:style style:name="ro4" style:family="table-row">
      <style:table-row-properties style:row-height="2.166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4.016cm" fo:break-before="auto" style:use-optimal-row-height="false"/>
    </style:style>
    <style:style style:name="ro7" style:family="table-row">
      <style:table-row-properties style:row-height="1.741cm" fo:break-before="auto" style:use-optimal-row-height="true"/>
    </style:style>
    <style:style style:name="ro8" style:family="table-row">
      <style:table-row-properties style:row-height="5.142cm" fo:break-before="auto" style:use-optimal-row-height="true"/>
    </style:style>
    <style:style style:name="ro9" style:family="table-row">
      <style:table-row-properties style:row-height="3.016cm" fo:break-before="auto" style:use-optimal-row-height="true"/>
    </style:style>
    <style:style style:name="ro10" style:family="table-row">
      <style:table-row-properties style:row-height="13.663cm" fo:break-before="auto" style:use-optimal-row-height="true"/>
    </style:style>
    <style:style style:name="ro11" style:family="table-row">
      <style:table-row-properties style:row-height="7.71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style:text-align-source="fix" style:repeat-content="false" fo:wrap-option="wrap"/>
      <style:paragraph-properties fo:text-align="end" fo:margin-left="0cm"/>
      <style:text-properties style:text-position=""/>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fo:wrap-option="wrap"/>
      <style:paragraph-properties fo:text-align="end" fo:margin-left="0cm"/>
    </style:style>
  </office:automatic-styles>
  <office:body>
    <office:spreadsheet>
      <table:table table:name="1808-1855"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able:number-columns-spanned="1" table:number-rows-spanned="2">
            <text:p>ART. 91</text:p>
            <text:p>1808-1865</text:p>
          </table:table-cell>
          <table:table-cell office:value-type="string" calcext:value-type="string" table:number-columns-spanned="2" table:number-rows-spanned="1">
            <text:p>Ancien art. 91. - Lorsque l'inculpé sera domicilié, et que le fait sera de nature à ne donner lieu qu'à une peine correctionnelle, le juge d'instruction pourra, s'il le juge convenable, ne décerner contre l'inculpé qu'un mandat de comparution, sauf, après l'avoir interrogé, à convertir le mandat en tel autre mandat qu'il appartiendra. - Si l'inculpé fait défaut, le juge d'instruction décernera contre lui un mandat d'amener. - Il décernera pareillement mandat d'amener contre toute personne, de quelque qualité qu'elle soit inculpée d'un délit emportant peine afflictive ou infamante.</text:p>
          </table:table-cell>
          <table:covered-table-cell/>
          <table:table-cell table:number-columns-repeated="1021"/>
        </table:table-row>
        <table:table-row table:style-name="ro2">
          <table:covered-table-cell/>
          <table:table-cell office:value-type="string" calcext:value-type="string">
            <text:p>-Rép. prat., v° Instr. crtm., 496 8., 515 s. - Nouv. Rép., eod. v°, 92 s.</text:p>
          </table:table-cell>
          <table:table-cell table:style-name="ce2" office:value-type="string" calcext:value-type="string">
            <text:p>Loi du 14 juillet 1865: D. P. 65. 4. 145.</text:p>
          </table:table-cell>
          <table:table-cell table:number-columns-repeated="1021"/>
        </table:table-row>
        <table:table-row table:style-name="ro3">
          <table:table-cell office:value-type="string" calcext:value-type="string">
            <text:p>ART. 92</text:p>
            <text:p>1808-1957</text:p>
          </table:table-cell>
          <table:table-cell office:value-type="string" calcext:value-type="string" table:number-columns-spanned="2" table:number-rows-spanned="1">
            <text:p>Il peut aussi donner des mandats d'amener contre les témoins qui refusent de comparaître sur la citation à eux donnée, conformément à l'article 80, et sans préjudice de l'amende portée en cet article.</text:p>
          </table:table-cell>
          <table:covered-table-cell/>
          <table:table-cell table:number-columns-repeated="1021"/>
        </table:table-row>
        <table:table-row table:style-name="ro2">
          <table:table-cell office:value-type="string" calcext:value-type="string">
            <text:p>ART. 93</text:p>
            <text:p>1808-1897</text:p>
          </table:table-cell>
          <table:table-cell office:value-type="string" calcext:value-type="string" table:number-columns-spanned="2" table:number-rows-spanned="1">
            <text:p>Ancien art. 93. - Dans le cas de mandat de comparution, il interrogera de suite ; dans le cas de mandat d'amener, dans les vingt-quatre heures au plus tard.</text:p>
          </table:table-cell>
          <table:covered-table-cell/>
          <table:table-cell table:number-columns-repeated="1021"/>
        </table:table-row>
        <table:table-row table:style-name="ro4">
          <table:table-cell office:value-type="string" calcext:value-type="string">
            <text:p>ART. 94</text:p>
            <text:p>1808-1855</text:p>
          </table:table-cell>
          <table:table-cell office:value-type="string" calcext:value-type="string" table:number-columns-spanned="2" table:number-rows-spanned="1">
            <text:p>Ancien art. 94 [TEXTE DE 1808.] - Il pourra, après avoir entendu les prévenus, et le procureur impérial ouï, décerner, lorsque le fait emportera pleine afflictive ou infamante ou emprisonnement correctionnel, un mandat d'arrêt dans la forme qui sera ci-après présentée.</text:p>
          </table:table-cell>
          <table:covered-table-cell/>
          <table:table-cell table:number-columns-repeated="1021"/>
        </table:table-row>
        <table:table-row table:style-name="ro5" table:number-rows-repeated="1048570">
          <table:table-cell table:number-columns-repeated="1024"/>
        </table:table-row>
        <table:table-row table:style-name="ro5">
          <table:table-cell table:number-columns-repeated="1024"/>
        </table:table-row>
      </table:table>
      <table:table table:name="1855-1865" table:style-name="ta1">
        <table:table-column table:style-name="co4" table:default-cell-style-name="ce1"/>
        <table:table-column table:style-name="co5" table:default-cell-style-name="ce1"/>
        <table:table-row table:style-name="ro6">
          <table:table-cell office:value-type="string" calcext:value-type="string">
            <text:p>ART. 91</text:p>
            <text:p>1808-1865</text:p>
          </table:table-cell>
          <table:table-cell office:value-type="string" calcext:value-type="string">
            <text:p>Ancien art. 91. - Lorsque l'inculpé sera domicilié, et que le fait sera de nature à ne donner lieu qu'à une peine correctionnelle, le juge d'instruction pourra, s'il le juge convenable, ne décerner contre l'inculpé qu'un mandat de comparution, sauf, après l'avoir interrogé, à convertir le mandat en tel autre mandat qu'il appartiendra. - Si l'inculpé fait défaut, le juge d'instruction décernera contre lui un mandat d'amener. - Il décernera pareillement mandat d'amener contre toute personne, de quelque qualité qu'elle soit inculpée d'un délit emportant peine afflictive ou infamante.</text:p>
          </table:table-cell>
        </table:table-row>
        <table:table-row table:style-name="ro7">
          <table:table-cell office:value-type="string" calcext:value-type="string">
            <text:p>ART. 92</text:p>
            <text:p>1808-1957</text:p>
          </table:table-cell>
          <table:table-cell office:value-type="string" calcext:value-type="string">
            <text:p>Il peut aussi donner des mandats d'amener contre les témoins qui refusent de comparaître sur la citation à eux donnée, conformément à l'article 80, et sans préjudice de l'amende portée en cet article.</text:p>
          </table:table-cell>
        </table:table-row>
        <table:table-row table:style-name="ro2">
          <table:table-cell office:value-type="string" calcext:value-type="string">
            <text:p>ART. 93</text:p>
            <text:p>1808-1897</text:p>
          </table:table-cell>
          <table:table-cell office:value-type="string" calcext:value-type="string">
            <text:p>Ancien art. 93. - Dans le cas de mandat de comparution, il interrogera de suite ; dans le cas de mandat d'amener, dans les vingt-quatre heures au plus tard.</text:p>
          </table:table-cell>
        </table:table-row>
        <table:table-row table:style-name="ro8">
          <table:table-cell office:value-type="string" calcext:value-type="string">
            <text:p>ART. 94</text:p>
            <text:p>1855-1865</text:p>
          </table:table-cell>
          <table:table-cell office:value-type="string" calcext:value-type="string">
            <text:p>[TEXTE DE LA LOI DU 4 AVRIL 1855.] - Après l'interrogatoire, le juge pourra décerner un mandat de dépôt. - Dans le cours de l'instruction, il pourra, sur les conclusions conformes du procureur impérial, et quelle que soit la nature de l'inculpation, donner mainlevée de tout mandat de dépôt, à la charge, par l'inculpé, de se représenter à tous les actes de la procédure, et pour l'exécution du jugement, aussitôt qu'il en sera requis. - L'ordonnance de mainlevée ne pourra être attaquée par voie d'opposition. - Le juge d'instruction pourra aussi, après avoir entendu l'inculpé, et le procureur impérial ouï, décerner, lorsque le fait emportera peine afflictive ou infamante, ou emprisonnement correctionnel un mandat d'arrêt dans la forme ci-après déterminée.</text:p>
          </table:table-cell>
        </table:table-row>
      </table:table>
      <table:table table:name="1865-1897" table:style-name="ta1">
        <table:table-column table:style-name="co4" table:default-cell-style-name="ce3"/>
        <table:table-column table:style-name="co6" table:default-cell-style-name="ce3"/>
        <table:table-column table:style-name="co4" table:number-columns-repeated="1022" table:default-cell-style-name="ce3"/>
        <table:table-row table:style-name="ro9">
          <table:table-cell office:value-type="string" calcext:value-type="string">
            <text:p>ART. 91</text:p>
            <text:p>1865-1957</text:p>
          </table:table-cell>
          <table:table-cell office:value-type="string" calcext:value-type="string">
            <text:p>Art. 91. (L. 14 juill. 1865.) En matière criminelle ou correctionnelle, le juge d'instruction pourra ne décerner qu'un mandat de comparution, sauf à convertir ce mandat, après l'interrogatoire, en tel autre mandat qu'il appartiendra.</text:p>
            <text:p/>
            <text:p>Si l'inculpé fait défaut, le juge d'instruction décernera contre lui</text:p>
            <text:p>            un mandat d'amener. - Instr. 95 s.</text:p>
          </table:table-cell>
          <table:table-cell table:number-columns-repeated="1022"/>
        </table:table-row>
        <table:table-row table:style-name="ro7">
          <table:table-cell office:value-type="string" calcext:value-type="string">
            <text:p>ART. 92</text:p>
            <text:p>1808-1957</text:p>
          </table:table-cell>
          <table:table-cell office:value-type="string" calcext:value-type="string">
            <text:p>Il peut aussi donner des mandats d'amener contre les témoins qui refusent de comparaître sur la citation à eux donnée, conformément à l'article 80, et sans préjudice de l'amende portée en cet article.</text:p>
          </table:table-cell>
          <table:table-cell table:number-columns-repeated="1022"/>
        </table:table-row>
        <table:table-row table:style-name="ro10">
          <table:table-cell office:value-type="string" calcext:value-type="string">
            <text:p>ART. 93</text:p>
            <text:p>1897-1957</text:p>
          </table:table-cell>
          <table:table-cell office:value-type="string" calcext:value-type="string">
            <text:p>Art. 93. (L. 8 déc. 1897) Dans le cas de mandat de comparution, il interogera de suite ; dans le cas de mandat d'amener, dans les vingt-quatre heures au plus tard de l'entrée de l'inculpé dans la maison de dépôt ou d'arrêt.</text:p>
            <text:p/>
            <text:p>A l'expiration de ce délai, l'inculpé sera conduit, d'office et sans aucun nouveau délai, par les soins du gardien-chef, devant le procureur de la République, qui requerra du juge d'instruction l'interrogatoire immédiat. En cas de refus, d'absence ou d'empêchement dûment constaté du juge d'instruction, l'inculpé sera interrogé sans retard, sur les réquisitions du ministère public, par le président du tribunal ou par le juge qu'il désignera ; à défaut de quoi le procureur de la République ordonnera la mise en liberté immédiate de l'inculpé.</text:p>
            <text:p/>
            <text:p>Tout inculpé arrêté en vertu d'un mandat d'amener qui, en violation du paragraphe précédent, aura été maintenu pendant plus de vingt-quatre heures dans la maison de dépôt ou d'arrêt sans avoir été interrogé par le juge d'instruction  ou conduit, comme il vient d'être dit, devant le procureur de la République, sera considéré comme arbitrairement détenu.</text:p>
            <text:p/>
            <text:p>Tous gardiens-chefs de maisons de dépôt ou d'arrêt, tous procureurs de la République qui ne se seront pas conformés aux dispositions du paragraphe 2 précédent seront poursuivis comme coupables d'attentats à la liberté et punis, savoir : les procureurs de la République ou autres officiers du ministère piblic, des peines portées en l'article 119 du Code pénal, et les gardiens-chefs des peines portées en l'article 120 du même Code. Le tout sans préjudice des sanctions édictées par l'article 112 contre le greffier, le juge d'instruction et le procureur de la République. - Instr. 40, 91, 132.</text:p>
          </table:table-cell>
          <table:table-cell table:number-columns-repeated="1022"/>
        </table:table-row>
        <table:table-row table:style-name="ro11">
          <table:table-cell office:value-type="string" calcext:value-type="string">
            <text:p>ART. 94</text:p>
            <text:p>1865-1957</text:p>
          </table:table-cell>
          <table:table-cell office:value-type="string" calcext:value-type="string">
            <text:p>Art. 94. (L. 14 juill. 1865.) Après l'interrogatoire, ou en cas de fuite de l'inculpé, le juge pourra décerner un mandat de dépôt ou d'arrêt, si le fait emporte la peine de l'emprisonnement ou une autre peine plus grave.</text:p>
            <text:p/>
            <text:p>Il ne pourra décerner le mandat d'arrêt qu'après avoir entendu le procureur impérial (le procureur de la République).</text:p>
            <text:p/>
            <text:p>Dans le cours de l'instruction, il pourra, sur les conclusions conformes du procureur impérial (du procureur de la République), et quelle que soit la nature de l'inculpation, donner mainlevée de tout mandat de dépôt ou d'arrêt, à la charge, par l'inculpé, de se représenter à tous les actes de la procédure et pour l'exécution du jugement aussitôt qu'il en sera requis.</text:p>
            <text:p/>
            <text:p>L'ordonnance de mainlevée ne pourra être attaquée par voie d'opposition. - T. cr. 95.</text:p>
          </table:table-cell>
          <table:table-cell table:number-columns-repeated="1022"/>
        </table:table-row>
        <table:table-row table:style-name="ro5" table:number-rows-repeated="104857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07">00/00/0000</text:date>, <text:time style:data-style-name="N2" text:time-value="16:24:58.2889642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écile Hauchemaille</meta:initial-creator>
    <meta:creation-date>2014-07-07T15:26:43.711058165</meta:creation-date>
    <dc:date>2014-07-07T16:39:48.725351833</dc:date>
    <dc:creator>Cécile Hauchemaille</dc:creator>
    <meta:editing-duration>PT10M22S</meta:editing-duration>
    <meta:editing-cycles>4</meta:editing-cycles>
    <meta:generator>LibreOffice/4.2.4.2$Linux_X86_64 LibreOffice_project/420m0$Build-2</meta:generator>
    <dc:title>Chapitre VII</dc:title>
    <meta:document-statistic meta:table-count="3" meta:cell-count="26" meta:object-count="0"/>
    <meta:user-defined meta:name="Sous-Titre">Des mandats de comparution, de dépôts, d'amener et d'arrêt</meta:user-defined>
  </office:meta>
</office:document-meta>
</file>